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93c3" officeooo:paragraph-rsid="001d93c3"/>
    </style:style>
    <style:style style:name="P2" style:family="paragraph" style:parent-style-name="Standard">
      <style:text-properties officeooo:rsid="001dd961" officeooo:paragraph-rsid="001dd9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ep 1</text:p>
      <text:p text:style-name="P2"/>
      <text:p text:style-name="P2">Pulled <text:s/>CSV file from OpenDota of Premium Games during the last Player season 2017-2018</text:p>
      <text:p text:style-name="P2"/>
      <text:p text:style-name="P1"/>
      <text:p text:style-name="P1">Get a list of top tier teams and their IDS</text:p>
      <text:p text:style-name="P1"/>
      <text:p text:style-name="P1">Step 2</text:p>
      <text:p text:style-name="P1"/>
      <text:p text:style-name="P1">Use team IDs to make a list of match up game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0T12:04:51.370043434</meta:creation-date>
    <dc:date>2018-08-20T12:17:17.000473951</dc:date>
    <meta:editing-duration>PT2M15S</meta:editing-duration>
    <meta:editing-cycles>1</meta:editing-cycles>
    <meta:document-statistic meta:table-count="0" meta:image-count="0" meta:object-count="0" meta:page-count="1" meta:paragraph-count="5" meta:word-count="39" meta:character-count="187" meta:non-whitespace-character-count="151"/>
    <meta:generator>LibreOffice/6.0.3.2$Linux_X86_64 LibreOffice_project/00m0$Build-2</meta:generator>
  </office:meta>
</office:document-meta>
</file>